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7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7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73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7.00pt" fo:margin-bottom="6.00pt"/>
    </style:style>
    <style:style style:name="P2" style:family="paragraph">
      <style:paragraph-properties fo:line-height="100.00%" fo:text-align="left" fo:margin-top="6.00pt" fo:margin-bottom="6.00pt"/>
    </style:style>
    <text:list-style style:name="L3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7.00pt"/>
    </style:style>
    <style:style style:name="P4" style:family="paragraph">
      <style:paragraph-properties fo:line-height="100.00%" fo:text-align="left" fo:margin-left="35.45pt" fo:text-indent="0.00pt"/>
    </style:style>
    <style:style style:name="P5" style:family="paragraph">
      <style:paragraph-properties fo:line-height="100.00%" fo:text-align="left" fo:margin-left="35.45pt" fo:text-indent="0.00pt" fo:margin-bottom="14.15pt"/>
    </style:style>
    <text:list-style style:name="L6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7.00pt"/>
    </style:style>
    <style:style style:name="P7" style:family="paragraph">
      <style:paragraph-properties fo:line-height="100.00%" fo:text-align="left" fo:margin-left="35.45pt" fo:text-indent="0.00pt" fo:margin-bottom="14.15pt"/>
    </style:style>
    <text:list-style style:name="L8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8" style:family="paragraph">
      <style:paragraph-properties fo:line-height="115.00%" fo:text-align="left" fo:margin-bottom="7.00pt"/>
    </style:style>
    <style:style style:name="P9" style:family="paragraph">
      <style:paragraph-properties fo:line-height="100.00%" fo:text-align="left" fo:margin-left="35.45pt" fo:text-indent="0.00pt"/>
    </style:style>
    <style:style style:name="P10" style:family="paragraph">
      <style:paragraph-properties fo:line-height="100.00%" fo:text-align="left" fo:margin-left="35.45pt" fo:text-indent="0.00pt" fo:margin-bottom="14.15pt"/>
    </style:style>
    <text:list-style style:name="L11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1" style:family="paragraph">
      <style:paragraph-properties fo:line-height="115.00%" fo:text-align="left" fo:margin-bottom="7.00pt"/>
    </style:style>
    <style:style style:name="P12" style:family="paragraph">
      <style:paragraph-properties fo:line-height="100.00%" fo:text-align="left" fo:margin-left="35.45pt" fo:text-indent="0.00pt"/>
    </style:style>
    <style:style style:name="P13" style:family="paragraph">
      <style:paragraph-properties fo:line-height="100.00%" fo:text-align="left" fo:margin-left="35.45pt" fo:text-indent="0.00pt" fo:margin-bottom="14.15pt"/>
    </style:style>
    <text:list-style style:name="L14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4" style:family="paragraph">
      <style:paragraph-properties fo:line-height="115.00%" fo:text-align="left" fo:margin-bottom="7.00pt"/>
    </style:style>
    <style:style style:name="P15" style:family="paragraph">
      <style:paragraph-properties fo:line-height="100.00%" fo:text-align="left" fo:margin-left="35.45pt" fo:text-indent="0.00pt"/>
    </style:style>
    <style:style style:name="P16" style:family="paragraph">
      <style:paragraph-properties fo:line-height="100.00%" fo:text-align="left" fo:margin-left="35.45pt" fo:text-indent="0.00pt" fo:margin-bottom="14.15pt"/>
    </style:style>
    <text:list-style style:name="L17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7" style:family="paragraph">
      <style:paragraph-properties fo:line-height="115.00%" fo:text-align="left" fo:margin-bottom="7.00pt"/>
    </style:style>
    <style:style style:name="P18" style:family="paragraph">
      <style:paragraph-properties fo:line-height="100.00%" fo:text-align="left" fo:margin-left="35.45pt" fo:text-indent="0.00pt"/>
    </style:style>
    <style:style style:name="P19" style:family="paragraph">
      <style:paragraph-properties fo:line-height="100.00%" fo:text-align="left" fo:margin-left="35.45pt" fo:text-indent="0.00pt" fo:margin-bottom="14.15pt"/>
    </style:style>
    <text:list-style style:name="L20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20" style:family="paragraph">
      <style:paragraph-properties fo:line-height="115.00%" fo:text-align="left" fo:margin-bottom="7.00pt"/>
    </style:style>
    <style:style style:name="P21" style:family="paragraph">
      <style:paragraph-properties fo:line-height="100.00%" fo:text-align="left" fo:margin-left="35.45pt" fo:text-indent="0.00pt" fo:margin-bottom="14.15pt"/>
    </style:style>
    <text:list-style style:name="L22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22" style:family="paragraph">
      <style:paragraph-properties fo:line-height="115.00%" fo:text-align="left" fo:margin-bottom="7.00pt"/>
    </style:style>
    <style:style style:name="P23" style:family="paragraph">
      <style:paragraph-properties fo:line-height="100.00%" fo:text-align="left" fo:margin-left="35.45pt" fo:text-indent="0.00pt"/>
    </style:style>
    <style:style style:name="P24" style:family="paragraph">
      <style:paragraph-properties fo:line-height="100.00%" fo:text-align="left" fo:margin-left="35.45pt" fo:text-indent="0.00pt" fo:margin-bottom="14.15p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top="7.00pt" fo:margin-bottom="6.00pt"/>
    </style:style>
    <style:style style:name="P27" style:family="paragraph">
      <style:paragraph-properties fo:line-height="100.00%" fo:text-align="left" fo:margin-top="6.00pt" fo:margin-bottom="6.00pt"/>
    </style:style>
    <style:style style:name="P28" style:family="paragraph">
      <style:paragraph-properties fo:line-height="100.00%" fo:text-align="left" fo:margin-top="6.00pt" fo:margin-bottom="3.00pt"/>
    </style:style>
    <text:list-style style:name="L29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29" style:family="paragraph">
      <style:paragraph-properties fo:line-height="115.00%" fo:text-align="left" fo:margin-bottom="7.00pt"/>
    </style:style>
    <style:style style:name="P30" style:family="paragraph">
      <style:paragraph-properties fo:line-height="100.00%" fo:text-align="left" fo:margin-left="35.45pt" fo:text-indent="0.00pt"/>
    </style:style>
    <text:list-style style:name="L31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31" style:family="paragraph">
      <style:paragraph-properties fo:line-height="115.00%" fo:text-align="left" fo:margin-bottom="7.00pt"/>
    </style:style>
    <style:style style:name="P32" style:family="paragraph">
      <style:paragraph-properties fo:line-height="100.00%" fo:text-align="left" fo:margin-left="35.45pt" fo:text-indent="0.00pt"/>
    </style:style>
    <style:style style:name="P33" style:family="paragraph">
      <style:paragraph-properties fo:line-height="100.00%" fo:text-align="left" fo:margin-left="35.45pt" fo:text-indent="0.00pt" fo:margin-bottom="14.15pt"/>
    </style:style>
    <text:list-style style:name="L34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34" style:family="paragraph">
      <style:paragraph-properties fo:line-height="115.00%" fo:text-align="left" fo:margin-bottom="7.00pt"/>
    </style:style>
    <style:style style:name="P35" style:family="paragraph">
      <style:paragraph-properties fo:line-height="100.00%" fo:text-align="left" fo:margin-left="35.45pt" fo:text-indent="0.00pt"/>
    </style:style>
    <style:style style:name="P36" style:family="paragraph">
      <style:paragraph-properties fo:line-height="100.00%" fo:text-align="left" fo:margin-left="35.45pt" fo:text-indent="0.00pt" fo:margin-bottom="14.15pt"/>
    </style:style>
    <style:style style:name="P37" style:family="paragraph">
      <style:paragraph-properties fo:line-height="100.00%" fo:text-align="left" fo:margin-left="35.45pt" fo:text-indent="0.00pt" fo:margin-bottom="14.15pt"/>
    </style:style>
    <text:list-style style:name="L38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38" style:family="paragraph">
      <style:paragraph-properties fo:line-height="115.00%" fo:text-align="left" fo:margin-bottom="7.00pt"/>
    </style:style>
    <style:style style:name="P39" style:family="paragraph">
      <style:paragraph-properties fo:line-height="100.00%" fo:text-align="left" fo:margin-left="35.45pt" fo:text-indent="0.00pt" fo:margin-bottom="14.15pt"/>
    </style:style>
    <style:style style:name="P40" style:family="paragraph">
      <style:paragraph-properties fo:line-height="100.00%" fo:text-align="left" fo:margin-left="35.45pt" fo:text-indent="0.00pt" fo:margin-bottom="14.15pt"/>
    </style:style>
    <text:list-style style:name="L41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41" style:family="paragraph">
      <style:paragraph-properties fo:line-height="115.00%" fo:text-align="left" fo:margin-bottom="7.00pt"/>
    </style:style>
    <style:style style:name="P42" style:family="paragraph">
      <style:paragraph-properties fo:line-height="100.00%" fo:text-align="left" fo:margin-left="35.45pt" fo:text-indent="0.00pt" fo:margin-bottom="14.15pt"/>
    </style:style>
    <text:list-style style:name="L43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43" style:family="paragraph">
      <style:paragraph-properties fo:line-height="115.00%" fo:text-align="left" fo:margin-bottom="7.00pt"/>
    </style:style>
    <style:style style:name="P44" style:family="paragraph">
      <style:paragraph-properties fo:line-height="100.00%" fo:text-align="left" fo:margin-left="35.45pt" fo:text-indent="0.00pt"/>
    </style:style>
    <style:style style:name="P45" style:family="paragraph">
      <style:paragraph-properties fo:line-height="100.00%" fo:text-align="left" fo:margin-left="35.45pt" fo:text-indent="0.00pt" fo:margin-bottom="14.15pt"/>
    </style:style>
    <text:list-style style:name="L46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46" style:family="paragraph">
      <style:paragraph-properties fo:line-height="115.00%" fo:text-align="left" fo:margin-bottom="7.00pt"/>
    </style:style>
    <style:style style:name="P47" style:family="paragraph">
      <style:paragraph-properties fo:line-height="100.00%" fo:text-align="left" fo:margin-left="35.45pt" fo:text-indent="0.00pt"/>
    </style:style>
    <style:style style:name="P48" style:family="paragraph">
      <style:paragraph-properties fo:line-height="100.00%" fo:text-align="left" fo:margin-left="35.45pt" fo:text-indent="0.00pt"/>
    </style:style>
    <style:style style:name="P49" style:family="paragraph">
      <style:paragraph-properties fo:line-height="100.00%" fo:text-align="left" fo:margin-left="35.45pt" fo:text-indent="0.00pt"/>
    </style:style>
    <style:style style:name="P50" style:family="paragraph">
      <style:paragraph-properties fo:line-height="100.00%" fo:text-align="left" fo:margin-left="35.45pt" fo:text-indent="0.00pt" fo:margin-bottom="14.15pt"/>
    </style:style>
    <style:style style:name="P51" style:family="paragraph">
      <style:paragraph-properties fo:line-height="100.00%" fo:text-align="left" fo:margin-left="35.45pt" fo:text-indent="0.00pt" fo:margin-bottom="14.15pt"/>
    </style:style>
    <style:style style:name="P52" style:family="paragraph">
      <style:paragraph-properties fo:line-height="100.00%" fo:text-align="left" fo:margin-top="6.00pt" fo:margin-bottom="3.00pt"/>
    </style:style>
    <text:list-style style:name="L53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53" style:family="paragraph">
      <style:paragraph-properties fo:line-height="115.00%" fo:text-align="left" fo:margin-bottom="7.00pt"/>
    </style:style>
    <style:style style:name="P54" style:family="paragraph">
      <style:paragraph-properties fo:line-height="100.00%" fo:text-align="left" fo:margin-left="35.45pt" fo:text-indent="0.00pt"/>
    </style:style>
    <style:style style:name="P55" style:family="paragraph">
      <style:paragraph-properties fo:line-height="100.00%" fo:text-align="left" fo:margin-left="35.45pt" fo:text-indent="0.00pt" fo:margin-bottom="14.15pt"/>
    </style:style>
    <text:list-style style:name="L56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56" style:family="paragraph">
      <style:paragraph-properties fo:line-height="115.00%" fo:text-align="left" fo:margin-bottom="7.00pt"/>
    </style:style>
    <style:style style:name="P57" style:family="paragraph">
      <style:paragraph-properties fo:line-height="100.00%" fo:text-align="left" fo:margin-left="35.45pt" fo:text-indent="0.00pt"/>
    </style:style>
    <style:style style:name="P58" style:family="paragraph">
      <style:paragraph-properties fo:line-height="100.00%" fo:text-align="left" fo:margin-left="35.45pt" fo:text-indent="0.00pt" fo:margin-bottom="14.15pt"/>
    </style:style>
    <style:style style:name="P59" style:family="paragraph">
      <style:paragraph-properties fo:line-height="100.00%" fo:text-align="left" fo:margin-bottom="14.15pt"/>
    </style:style>
    <text:list-style style:name="L60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60" style:family="paragraph">
      <style:paragraph-properties fo:line-height="115.00%" fo:text-align="left" fo:margin-bottom="7.00pt"/>
    </style:style>
    <style:style style:name="P61" style:family="paragraph">
      <style:paragraph-properties fo:line-height="100.00%" fo:text-align="left" fo:margin-left="35.45pt" fo:text-indent="0.00pt" fo:margin-bottom="14.15pt"/>
    </style:style>
    <style:style style:name="P62" style:family="paragraph">
      <style:paragraph-properties fo:line-height="100.00%" fo:text-align="left" fo:margin-left="35.45pt" fo:text-indent="0.00pt" fo:margin-bottom="14.15pt"/>
    </style:style>
    <text:list-style style:name="L63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63" style:family="paragraph">
      <style:paragraph-properties fo:line-height="115.00%" fo:text-align="left" fo:margin-bottom="7.00pt"/>
    </style:style>
    <style:style style:name="P64" style:family="paragraph">
      <style:paragraph-properties fo:line-height="100.00%" fo:text-align="left" fo:margin-left="35.45pt" fo:text-indent="0.00pt" fo:margin-bottom="14.15pt"/>
    </style:style>
    <style:style style:name="P65" style:family="paragraph">
      <style:paragraph-properties fo:line-height="100.00%" fo:text-align="left" fo:margin-left="35.45pt" fo:text-indent="0.00pt" fo:margin-bottom="14.15pt"/>
    </style:style>
    <text:list-style style:name="L66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66" style:family="paragraph">
      <style:paragraph-properties fo:line-height="115.00%" fo:text-align="left" fo:margin-bottom="7.00pt"/>
    </style:style>
    <style:style style:name="P67" style:family="paragraph">
      <style:paragraph-properties fo:line-height="100.00%" fo:text-align="left" fo:margin-left="35.45pt" fo:text-indent="0.00pt"/>
    </style:style>
    <style:style style:name="P68" style:family="paragraph">
      <style:paragraph-properties fo:line-height="100.00%" fo:text-align="left" fo:margin-left="35.45pt" fo:text-indent="0.00pt" fo:margin-bottom="14.15pt"/>
    </style:style>
    <style:style style:name="P69" style:family="paragraph">
      <style:paragraph-properties fo:line-height="100.00%" fo:text-align="left" fo:margin-left="35.45pt" fo:text-indent="0.00pt" fo:margin-bottom="14.15pt"/>
    </style:style>
    <text:list-style style:name="L70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70" style:family="paragraph">
      <style:paragraph-properties fo:line-height="115.00%" fo:text-align="left" fo:margin-bottom="7.00pt"/>
    </style:style>
    <style:style style:name="P71" style:family="paragraph">
      <style:paragraph-properties fo:line-height="100.00%" fo:text-align="left" fo:margin-left="35.45pt" fo:text-indent="0.00pt"/>
    </style:style>
    <style:style style:name="P72" style:family="paragraph">
      <style:paragraph-properties fo:line-height="100.00%" fo:text-align="left" fo:margin-left="35.45pt" fo:text-indent="0.00pt"/>
    </style:style>
    <style:style style:name="P73" style:family="paragraph">
      <style:paragraph-properties fo:line-height="100.00%" fo:text-align="left" fo:margin-left="35.45pt" fo:text-indent="0.00pt"/>
    </style:style>
    <style:style style:name="P74" style:family="paragraph">
      <style:paragraph-properties fo:line-height="100.00%" fo:text-align="left" fo:margin-left="35.45pt" fo:text-indent="0.00pt" fo:margin-bottom="14.15pt"/>
    </style:style>
    <text:list-style style:name="L75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75" style:family="paragraph">
      <style:paragraph-properties fo:line-height="115.00%" fo:text-align="left" fo:margin-bottom="7.00pt"/>
    </style:style>
    <style:style style:name="P76" style:family="paragraph">
      <style:paragraph-properties fo:line-height="100.00%" fo:text-align="left" fo:margin-left="35.45pt" fo:text-indent="0.00pt" fo:margin-bottom="14.15pt"/>
    </style:style>
    <text:list-style style:name="L77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77" style:family="paragraph">
      <style:paragraph-properties fo:line-height="115.00%" fo:text-align="left" fo:margin-bottom="7.00pt"/>
    </style:style>
    <style:style style:name="P78" style:family="paragraph">
      <style:paragraph-properties fo:line-height="100.00%" fo:text-align="left" fo:margin-left="35.45pt" fo:text-indent="0.00pt"/>
    </style:style>
    <style:style style:name="P79" style:family="paragraph">
      <style:paragraph-properties fo:line-height="100.00%" fo:text-align="left" fo:margin-left="35.45pt" fo:text-indent="0.00pt" fo:margin-bottom="14.15pt"/>
    </style:style>
    <style:style style:name="P80" style:family="paragraph">
      <style:paragraph-properties fo:line-height="100.00%" fo:text-align="left" fo:margin-top="6.00pt" fo:margin-bottom="3.00pt"/>
    </style:style>
    <text:list-style style:name="L81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81" style:family="paragraph">
      <style:paragraph-properties fo:line-height="115.00%" fo:text-align="left" fo:margin-bottom="7.00pt"/>
    </style:style>
    <style:style style:name="P82" style:family="paragraph">
      <style:paragraph-properties fo:line-height="100.00%" fo:text-align="left" fo:margin-left="35.45pt" fo:text-indent="0.00pt"/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35.45pt" fo:text-indent="-14.15pt" fo:margin-bottom="14.15pt"/>
    </style:style>
    <text:list-style style:name="L85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85" style:family="paragraph">
      <style:paragraph-properties fo:line-height="115.00%" fo:text-align="left" fo:margin-bottom="7.00pt"/>
    </style:style>
    <style:style style:name="P86" style:family="paragraph">
      <style:paragraph-properties fo:line-height="100.00%" fo:text-align="left" fo:margin-left="35.45pt" fo:text-indent="0.00pt"/>
    </style:style>
    <style:style style:name="P87" style:family="paragraph">
      <style:paragraph-properties fo:line-height="100.00%" fo:text-align="left" fo:margin-left="35.45pt" fo:text-indent="0.00pt" fo:margin-bottom="14.15pt"/>
    </style:style>
    <text:list-style style:name="L88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88" style:family="paragraph">
      <style:paragraph-properties fo:line-height="115.00%" fo:text-align="left" fo:margin-bottom="7.00pt"/>
    </style:style>
    <style:style style:name="P89" style:family="paragraph">
      <style:paragraph-properties fo:line-height="100.00%" fo:text-align="left" fo:margin-left="35.45pt" fo:text-indent="0.00pt" fo:margin-bottom="14.15pt"/>
    </style:style>
    <text:list-style style:name="L90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90" style:family="paragraph">
      <style:paragraph-properties fo:line-height="115.00%" fo:text-align="left" fo:margin-bottom="7.00pt"/>
    </style:style>
    <style:style style:name="P91" style:family="paragraph">
      <style:paragraph-properties fo:line-height="100.00%" fo:text-align="left" fo:margin-left="35.45pt" fo:text-indent="0.00pt" fo:margin-bottom="14.15pt"/>
    </style:style>
    <style:style style:name="P92" style:family="paragraph">
      <style:paragraph-properties fo:line-height="100.00%" fo:text-align="left"/>
    </style:style>
  </office:automatic-styles>
  <office:body>
    <office:text>
      <text:p text:style-name="P1"><text:span text:style-name="T1">Lab 5 - Controlling Data Access</text:span></text:p>
      <text:p text:style-name="P2"><text:span text:style-name="T2">Part A<text:s/></text:span><text:span text:style-name="T3">– Creating Multiple DB2 Instances</text:span></text:p>
      <text:list text:style-name="L3">
        <text:list-item>
          <text:p text:style-name="P3"><text:span text:style-name="T4">Create a new group and user</text:span></text:p>
        </text:list-item>
      </text:list>
      <text:p text:style-name="P4"><text:span text:style-name="T5"># Create a group</text:span></text:p>
      <text:p text:style-name="P4"><text:span text:style-name="T5">sudo groupadd grpdb2a</text:span></text:p>
      <text:p text:style-name="P4"><text:span text:style-name="T6"/></text:p>
      <text:p text:style-name="P4"><text:span text:style-name="T7"># Create a user with password Lab5-Adm and assign to group</text:span></text:p>
      <text:p text:style-name="P4"><text:span text:style-name="T7">sudo useradd -m -g grpdb2a db2a</text:span></text:p>
      <text:p text:style-name="P4"><text:span text:style-name="T8"/></text:p>
      <text:p text:style-name="P4"><text:span text:style-name="T9">#after that in system settings</text:span></text:p>
      <text:p text:style-name="P5"><text:span text:style-name="T9"/></text:p>
      <text:list text:style-name="L6">
        <text:list-item>
          <text:p text:style-name="P6"><text:span text:style-name="T10">Create a new DB2 instance</text:span></text:p>
        </text:list-item>
      </text:list>
      <text:p text:style-name="P7"><text:span text:style-name="T11">sudo /opt/ibm/db2/V11.5/instance/db2icrt -u db2a db2a</text:span></text:p>
      <text:list text:style-name="L8">
        <text:list-item>
          <text:p text:style-name="P8"><text:span text:style-name="T12">Open a DB2 Command Window and log in as db2a</text:span></text:p>
        </text:list-item>
      </text:list>
      <text:p text:style-name="P9"><text:span text:style-name="T13">su - db2a</text:span></text:p>
      <text:p text:style-name="P10"><text:span text:style-name="T13">db2</text:span></text:p>
      <text:list text:style-name="L11">
        <text:list-item>
          <text:p text:style-name="P11"><text:span text:style-name="T14">Check and set the current instance</text:span></text:p>
        </text:list-item>
      </text:list>
      <text:p text:style-name="P12"><text:span text:style-name="T15"># Check current instance</text:span></text:p>
      <text:p text:style-name="P12"><text:span text:style-name="T15">db2 get instance</text:span></text:p>
      <text:p text:style-name="P12"><text:span text:style-name="T16"/></text:p>
      <text:p text:style-name="P12"><text:span text:style-name="T17"># Set instance to db2a if necessary</text:span></text:p>
      <text:p text:style-name="P12"><text:span text:style-name="T17">db2 terminate</text:span></text:p>
      <text:p text:style-name="P13"><text:span text:style-name="T17">db2set -i db2a</text:span></text:p>
      <text:list text:style-name="L14">
        <text:list-item>
          <text:p text:style-name="P14"><text:span text:style-name="T18">Set SYSADM group for the db2a instance</text:span></text:p>
        </text:list-item>
      </text:list>
      <text:p text:style-name="P15"><text:span text:style-name="T19">db2 update dbm cfg using SYSADM_GROUP grpdb2a</text:span></text:p>
      <text:p text:style-name="P16"><text:span text:style-name="T19">db2 get dbm cfg | grep SYSADM_GROUP</text:span></text:p>
      <text:list text:style-name="L17">
        <text:list-item>
          <text:p text:style-name="P17"><text:span text:style-name="T20">Restart the db2a instance</text:span></text:p>
        </text:list-item>
      </text:list>
      <text:p text:style-name="P18"><text:span text:style-name="T21">db2stop</text:span></text:p>
      <text:p text:style-name="P19"><text:span text:style-name="T21">db2start</text:span></text:p>
      <text:list text:style-name="L20">
        <text:list-item>
          <text:p text:style-name="P20"><text:span text:style-name="T22">Confirm current instance</text:span></text:p>
        </text:list-item>
      </text:list>
      <text:p text:style-name="P21"><text:span text:style-name="T23">db2 get instance</text:span></text:p>
      <text:list text:style-name="L22">
        <text:list-item>
          <text:p text:style-name="P22"><text:span text:style-name="T24">Create a SAMPLE database</text:span></text:p>
        </text:list-item>
      </text:list>
      <text:p text:style-name="P23"><text:span text:style-name="T25">db2sampl</text:span></text:p>
      <text:p text:style-name="P23"><text:span text:style-name="T25">db2 list database directory</text:span></text:p>
      <text:p text:style-name="P24"><text:span text:style-name="T25">ls ~/sqllib</text:span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5"><text:span text:style-name="T26"/></text:p>
      <text:p text:style-name="P26"><text:span text:style-name="T27">Lab 5 - Controlling Data Access</text:span></text:p>
      <text:p text:style-name="P27"><text:span text:style-name="T28">Part B<text:s/></text:span><text:span text:style-name="T29">– Authorities and Privileges</text:span></text:p>
      <text:p text:style-name="P28"><text:span text:style-name="T30">B.1</text:span></text:p>
      <text:list text:style-name="L29">
        <text:list-item>
          <text:p text:style-name="P29"><text:span text:style-name="T31">Create a new group and user</text:span></text:p>
        </text:list-item>
      </text:list>
      <text:p text:style-name="P30"><text:span text:style-name="T32"># Create group and user without admin privilege</text:span></text:p>
      <text:p text:style-name="P30"><text:span text:style-name="T32">sudo groupadd db2usr</text:span></text:p>
      <text:p text:style-name="P30"><text:span text:style-name="T32">sudo useradd -m -g db2usr cathy</text:span></text:p>
      <text:p text:style-name="P30"><text:span text:style-name="T32"/></text:p>
      <text:list text:style-name="L31">
        <text:list-item>
          <text:p text:style-name="P31"><text:span text:style-name="T33">Set DB2_CLPPROMPT and connect to SAMPLE database as cathy</text:span></text:p>
        </text:list-item>
      </text:list>
      <text:p text:style-name="P32"><text:span text:style-name="T34">export DB2_CLPPROMPT="db2 =&gt; "</text:span></text:p>
      <text:p text:style-name="P33"><text:span text:style-name="T34">db2 connect to sample user cathy using Lab5-Usr</text:span></text:p>
      <text:list text:style-name="L34">
        <text:list-item>
          <text:p text:style-name="P34"><text:span text:style-name="T35">Determine current database authorizations</text:span></text:p>
        </text:list-item>
      </text:list>
      <text:p text:style-name="P35"><text:span text:style-name="T36">db2<text:line-break/>SELECT grantee, dataaccessauth, connectauth, createtabauth</text:span></text:p>
      <text:p text:style-name="P36"><text:span text:style-name="T36">FROM syscat.dbauth;</text:span></text:p>
      <text:p text:style-name="P37"><draw:frame text:anchor-type="as-char" svg:width="171.98mm" svg:height="23.81mm" style:rel-width="scale" style:rel-height="scale"><draw:object-ole xlink:href="OleObj1"/><draw:image xlink:href="ObjectReplacements/OleObj1"/></draw:frame><text:span text:style-name="T36"/></text:p>
      <text:list text:style-name="L38">
        <text:list-item>
          <text:p text:style-name="P38"><text:span text:style-name="T37">Check if cathy can create tables</text:span></text:p>
        </text:list-item>
      </text:list>
      <text:p text:style-name="P39"><text:span text:style-name="T38">db2<text:line-break/>SELECT grantee, createtabauth FROM syscat.dbauth WHERE grantee = 'PUBLIC';</text:span></text:p>
      <text:p text:style-name="P40"><text:span text:style-name="T38"><text:line-break/></text:span><draw:frame text:anchor-type="as-char" svg:width="172.24mm" svg:height="21.43mm" style:rel-width="scale" style:rel-height="scale"><draw:object-ole xlink:href="OleObj2"/><draw:image xlink:href="ObjectReplacements/OleObj2"/></draw:frame><text:span text:style-name="T38"><text:line-break/>=&gt; hier sollte PUBLIC auftauchen als Eintrag in der Ausgabe (sprich: GRANTEE = PUBLIC), weil cathy ist Teil der PUBLIC, weil sie ist nichts besonderes!</text:span></text:p>
      <text:list text:style-name="L41">
        <text:list-item>
          <text:p text:style-name="P41"><text:span text:style-name="T39">Create a table as cathy</text:span></text:p>
        </text:list-item>
      </text:list>
      <text:p text:style-name="P42"><text:span text:style-name="T40">db2 "create table mytab (part1 integer, part2 integer)";</text:span></text:p>
      <text:list text:style-name="L43">
        <text:list-item>
          <text:p text:style-name="P43"><text:span text:style-name="T41">Revoke CREATETAB privilege from PUBLIC</text:span></text:p>
        </text:list-item>
      </text:list>
      <text:p text:style-name="P44"><text:span text:style-name="T42">db2 connect to sample user db2a using Lab5-Adm</text:span></text:p>
      <text:p text:style-name="P45"><text:span text:style-name="T42">db2 "revoke createtab on database from public";</text:span></text:p>
      <text:list text:style-name="L46">
        <text:list-item>
          <text:p text:style-name="P46"><text:span text:style-name="T43">Check privileges on cathy’s table and STAFF table</text:span></text:p>
        </text:list-item>
      </text:list>
      <text:p text:style-name="P47"><text:span text:style-name="T44">SELECT grantee, controlauth, selectauth, insertauth, deleteauth</text:span></text:p>
      <text:p text:style-name="P47"><text:span text:style-name="T44">FROM syscat.tabauth WHERE tabname = 'MYTAB';</text:span></text:p>
      <text:p text:style-name="P48"><draw:frame text:anchor-type="as-char" svg:width="172.51mm" svg:height="25.14mm" style:rel-width="scale" style:rel-height="scale"><draw:object-ole xlink:href="OleObj3"/><draw:image xlink:href="ObjectReplacements/OleObj3"/></draw:frame><text:span text:style-name="T44"/></text:p>
      <text:p text:style-name="P49"><text:span text:style-name="T45"/></text:p>
      <text:p text:style-name="P49"><text:span text:style-name="T46">SELECT grantee, controlauth, selectauth, insertauth, deleteauth</text:span></text:p>
      <text:p text:style-name="P50"><text:span text:style-name="T46">FROM syscat.tabauth WHERE tabname = 'STAFF';</text:span></text:p>
      <text:p text:style-name="P51"><draw:frame text:anchor-type="as-char" svg:width="171.98mm" svg:height="20.64mm" style:rel-width="scale" style:rel-height="scale"><draw:object-ole xlink:href="OleObj4"/><draw:image xlink:href="ObjectReplacements/OleObj4"/></draw:frame><text:span text:style-name="T46"/></text:p>
      <text:p text:style-name="P52"><text:span text:style-name="T47">B.2</text:span></text:p>
      <text:list text:style-name="L53">
        <text:list-item>
          <text:p text:style-name="P53"><text:span text:style-name="T48">Bind programs to SAMPLE database as db2a</text:span></text:p>
        </text:list-item>
      </text:list>
      <text:p text:style-name="P54"><text:span text:style-name="T49">db2 connect to sample user db2a using Lab5-Adm</text:span></text:p>
      <text:p text:style-name="P54"><text:span text:style-name="T49">db2 bind constat.bnd</text:span></text:p>
      <text:p text:style-name="P55"><text:span text:style-name="T49">db2 bind condyn.bnd<text:line-break/></text:span><draw:frame text:anchor-type="as-char" svg:width="152.40mm" svg:height="47.89mm" style:rel-width="scale" style:rel-height="scale"><draw:object-ole xlink:href="OleObj5"/><draw:image xlink:href="ObjectReplacements/OleObj5"/></draw:frame><text:span text:style-name="T49"/></text:p>
      <text:list text:style-name="L56">
        <text:list-item>
          <text:p text:style-name="P56"><text:span text:style-name="T50">Execute constat as cathyy</text:span></text:p>
        </text:list-item>
      </text:list>
      <text:p text:style-name="P57"><text:span text:style-name="T51">./constat</text:span></text:p>
      <text:p text:style-name="P58"><text:span text:style-name="T51"># Enter cathy and Lab5-Usr when prompted<text:line-break/><text:line-break/></text:span><draw:frame text:anchor-type="as-char" svg:width="152.40mm" svg:height="79.90mm" style:rel-width="scale" style:rel-height="scale"><draw:object-ole xlink:href="OleObj6"/><draw:image xlink:href="ObjectReplacements/OleObj6"/></draw:frame><text:span text:style-name="T51">#not succesfully =&gt; Operation: "EXECUTE"</text:span></text:p>
      <text:p text:style-name="P59"><text:span text:style-name="T52"/></text:p>
      <text:list text:style-name="L60">
        <text:list-item>
          <text:p text:style-name="P60"><text:span text:style-name="T53">Check who has EXECUTE privilege on CONSTAT package</text:span></text:p>
        </text:list-item>
      </text:list>
      <text:p text:style-name="P61"><text:span text:style-name="T54">db2 "SELECT grantee FROM syscat.packageauth WHERE pkgname = 'CONSTAT';"</text:span></text:p>
      <text:p text:style-name="P62"><draw:frame text:anchor-type="as-char" svg:width="152.40mm" svg:height="33.87mm" style:rel-width="scale" style:rel-height="scale"><draw:object-ole xlink:href="OleObj7"/><draw:image xlink:href="ObjectReplacements/OleObj7"/></draw:frame><text:span text:style-name="T54"><text:line-break/>=&gt; User DB2A has privileges on package!</text:span></text:p>
      <text:list text:style-name="L63">
        <text:list-item>
          <text:p text:style-name="P63"><text:span text:style-name="T55">Grant EXECUTE privilege on CONSTAT to cathy</text:span></text:p>
        </text:list-item>
      </text:list>
      <text:p text:style-name="P64"><text:span text:style-name="T56">db2 grant execute on package constat to user cathy;<text:line-break/></text:span><text:span text:style-name="T57">db2 "SELECT grantee FROM syscat.packageauth WHERE pkgname = 'CONSTAT'";</text:span><text:span text:style-name="T58"/></text:p>
      <text:p text:style-name="P65"><draw:frame text:anchor-type="as-char" svg:width="152.40mm" svg:height="33.60mm" style:rel-width="scale" style:rel-height="scale"><draw:object-ole xlink:href="OleObj8"/><draw:image xlink:href="ObjectReplacements/OleObj8"/></draw:frame><text:span text:style-name="T58"/></text:p>
      <text:list text:style-name="L66">
        <text:list-item>
          <text:p text:style-name="P66"><text:span text:style-name="T59">Run constat again as cathy</text:span></text:p>
        </text:list-item>
      </text:list>
      <text:p text:style-name="P67"><text:span text:style-name="T60">./constat</text:span></text:p>
      <text:p text:style-name="P68"><text:span text:style-name="T60"># Enter cathy and Lab5-Usr when prompted</text:span></text:p>
      <text:p text:style-name="P69"><draw:frame text:anchor-type="as-char" svg:width="152.40mm" svg:height="65.62mm" style:rel-width="scale" style:rel-height="scale"><draw:object-ole xlink:href="OleObj9"/><draw:image xlink:href="ObjectReplacements/OleObj9"/></draw:frame><text:span text:style-name="T60"/></text:p>
      <text:list text:style-name="L70">
        <text:list-item>
          <text:p text:style-name="P70"><text:span text:style-name="T61">Run condyn as cathy and grant EXECUTE privilege</text:span></text:p>
        </text:list-item>
      </text:list>
      <text:p text:style-name="P71"><text:span text:style-name="T62">./condyn</text:span></text:p>
      <text:p text:style-name="P71"><text:span text:style-name="T62"># Enter cathy and Lab5-Usr when prompted</text:span></text:p>
      <text:p text:style-name="P72"><draw:frame text:anchor-type="as-char" svg:width="152.40mm" svg:height="65.09mm" style:rel-width="scale" style:rel-height="scale"><draw:object-ole xlink:href="OleObj10"/><draw:image xlink:href="ObjectReplacements/OleObj10"/></draw:frame><text:span text:style-name="T62"/></text:p>
      <text:p text:style-name="P73"><text:span text:style-name="T62">=&gt; no privileges!!! therefore...<text:line-break/></text:span></text:p>
      <text:p text:style-name="P73"><text:span text:style-name="T62">db2 grant execute on package condyn to user cathy;<text:line-break/></text:span><text:span text:style-name="T63">db2 "SELECT grantee FROM syscat.packageauth WHERE pkgname = 'CONDYN'";</text:span><text:span text:style-name="T64"><text:line-break/></text:span><draw:frame text:anchor-type="as-char" svg:width="152.40mm" svg:height="34.40mm" style:rel-width="scale" style:rel-height="scale"><draw:object-ole xlink:href="OleObj11"/><draw:image xlink:href="ObjectReplacements/OleObj11"/></draw:frame><text:span text:style-name="T66"><text:line-break/></text:span></text:p>
      <text:p text:style-name="P74"><text:span text:style-name="T66">./condyn<text:line-break/></text:span><draw:frame text:anchor-type="as-char" svg:width="152.40mm" svg:height="48.15mm" style:rel-width="scale" style:rel-height="scale"><draw:object-ole xlink:href="OleObj12"/><draw:image xlink:href="ObjectReplacements/OleObj12"/></draw:frame><text:span text:style-name="T67"><text:line-break/>=&gt; Do you get any result? Explain! NO, because cathy does not have SELECT-Priviliges!!! Therefore...</text:span><text:span text:style-name="T68"/></text:p>
      <text:list text:style-name="L75">
        <text:list-item>
          <text:p text:style-name="P75"><text:span text:style-name="T69">Check cathy’s privilege on STAFF table</text:span></text:p>
        </text:list-item>
      </text:list>
      <text:p text:style-name="P76"><text:span text:style-name="T70">db2 "SELECT grantee, selectauth FROM syscat.tabauth WHERE tabname = 'STAFF'";<text:line-break/></text:span><draw:frame text:anchor-type="as-char" svg:width="163.78mm" svg:height="26.46mm" style:rel-width="scale" style:rel-height="scale"><draw:object-ole xlink:href="OleObj13"/><draw:image xlink:href="ObjectReplacements/OleObj13"/></draw:frame><text:span text:style-name="T70"/></text:p>
      <text:list text:style-name="L77">
        <text:list-item>
          <text:p text:style-name="P77"><text:span text:style-name="T71">Grant SELECT privilege to cathy and re-run condyn</text:span></text:p>
        </text:list-item>
      </text:list>
      <text:p text:style-name="P78"><text:span text:style-name="T72">db2 grant select on table staff to user cathy;<text:line-break/>db2 "SELECT grantee, selectauth FROM syscat.tabauth WHERE tabname = 'STAFF'";<text:line-break/></text:span><draw:frame text:anchor-type="as-char" svg:width="170.92mm" svg:height="22.75mm" style:rel-width="scale" style:rel-height="scale"><draw:object-ole xlink:href="OleObj14"/><draw:image xlink:href="ObjectReplacements/OleObj14"/></draw:frame><text:span text:style-name="T72"/></text:p>
      <text:p text:style-name="P78"><text:span text:style-name="T72"/></text:p>
      <text:p text:style-name="P79"><text:span text:style-name="T72">./condyn<text:line-break/><text:line-break/></text:span><draw:frame text:anchor-type="as-char" svg:width="152.40mm" svg:height="69.59mm" style:rel-width="scale" style:rel-height="scale"><draw:object-ole xlink:href="OleObj15"/><draw:image xlink:href="ObjectReplacements/OleObj15"/></draw:frame><text:span text:style-name="T72"/></text:p>
      <text:p text:style-name="P79"><text:span text:style-name="T72"/></text:p>
      <text:p text:style-name="P80"><text:span text:style-name="T73">B.3</text:span></text:p>
      <text:list text:style-name="L81">
        <text:list-item>
          <text:p text:style-name="P81"><text:span text:style-name="T74">Add cathy to a DB2-defined group for termination privileges</text:span></text:p>
        </text:list-item>
      </text:list>
      <text:p text:style-name="P82"><text:span text:style-name="T75"># Determine the proper group (e.g., SYSADM_GROUP)</text:span></text:p>
      <text:p text:style-name="P82"><text:span text:style-name="T75">db2 update dbm cfg using SYSADM_GROUP db2usr</text:span></text:p>
      <text:p text:style-name="P83"><text:span text:style-name="T76"/></text:p>
      <text:p text:style-name="P84"><text:span text:style-name="T77">//sudo usermod -aG dbgrp cathy</text:span></text:p>
      <text:list text:style-name="L85">
        <text:list-item>
          <text:p text:style-name="P85"><text:span text:style-name="T78">Stop and start the db2a instance</text:span></text:p>
        </text:list-item>
      </text:list>
      <text:p text:style-name="P86"><text:span text:style-name="T79">db2stop</text:span></text:p>
      <text:p text:style-name="P87"><text:span text:style-name="T79">db2start</text:span></text:p>
      <text:list text:style-name="L88">
        <text:list-item>
          <text:p text:style-name="P88"><text:span text:style-name="T80">Catalog the db2inst1 instance as a local node</text:span></text:p>
        </text:list-item>
      </text:list>
      <text:p text:style-name="P89"><text:span text:style-name="T81">db2 catalog local node db2node instance db2a</text:span></text:p>
      <text:list text:style-name="L90">
        <text:list-item>
          <text:p text:style-name="P90"><text:span text:style-name="T82">Check if cathy can terminate connections on db2inst1</text:span></text:p>
        </text:list-item>
      </text:list>
      <text:p text:style-name="P91"><text:span text:style-name="T83">db2 terminate # as cathy =&gt; yes she can (muhammed avdulu)</text:span></text:p>
      <text:p text:style-name="P92"><text:span text:style-name="T8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